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lt;!-- wp:metaslider/slider {"slideshowId":129,"stretch":"full"} --&gt;</text:p>
      <text:p text:style-name="Standard">&lt;div class="alignfull"&gt;[metaslider id=129 cssclass=""]&lt;/div&gt;</text:p>
      <text:p text:style-name="Standard">&lt;!-- /wp:metaslider/slider --&gt;</text:p>
      <text:p text:style-name="Standard"/>
      <text:p text:style-name="Standard">&lt;!-- wp:spacer {"height":"30px"} --&gt;</text:p>
      <text:p text:style-name="Standard">&lt;div class="wp-block-spacer" style="height: 30px;" aria-hidden="true"&gt; &lt;/div&gt;</text:p>
      <text:p text:style-name="Standard">&lt;!-- /wp:spacer --&gt;</text:p>
      <text:p text:style-name="Standard"/>
      <text:p text:style-name="Standard">&lt;!-- wp:group {"align":"full"} --&gt;</text:p>
      <text:p text:style-name="Standard">&lt;div class="wp-block-group alignfull"&gt;&lt;!-- wp:heading {"textAlign":"center"} --&gt;</text:p>
      <text:p text:style-name="Standard">&lt;h2 class="has-text-align-center"&gt;OPÉRATIONS EN COURS&lt;/h2&gt;</text:p>
      <text:p text:style-name="Standard">&lt;!-- /wp:heading --&gt;</text:p>
      <text:p text:style-name="Standard"/>
      <text:p text:style-name="Standard">&lt;!-- wp:spacer {"height":"30px"} --&gt;</text:p>
      <text:p text:style-name="Standard">&lt;div class="wp-block-spacer" style="height: 30px;" aria-hidden="true"&gt; &lt;/div&gt;</text:p>
      <text:p text:style-name="Standard">&lt;!-- /wp:spacer --&gt;</text:p>
      <text:p text:style-name="Standard"/>
      <text:p text:style-name="Standard">&lt;!-- wp:columns --&gt;</text:p>
      <text:p text:style-name="Standard">&lt;div class="wp-block-columns"&gt;&lt;!-- wp:column --&gt;</text:p>
      <text:p text:style-name="Standard">&lt;div class="wp-block-column"&gt;&lt;!-- wp:image {"id":224,"sizeSlug":"large","linkDestination":"none"} --&gt;</text:p>
      <text:p text:style-name="Standard">&lt;figure class="wp-block-image size-large"&gt;&lt;img class="wp-image-224" src="http://wordpress.localhost/wp-content/uploads/2022/05/LaReserve-2021-PersCoeurIlot-MASTER-edited-1024x640.jpg" alt="" /&gt;&lt;/figure&gt;</text:p>
      <text:p text:style-name="Standard">&lt;!-- /wp:image --&gt;</text:p>
      <text:p text:style-name="Standard"/>
      <text:p text:style-name="Standard">&lt;!-- wp:heading --&gt;</text:p>
      <text:p text:style-name="Standard">&lt;h2&gt;&lt;a href="#"&gt;LA RÉSERVE&lt;/a&gt;&lt;/h2&gt;</text:p>
      <text:p text:style-name="Standard">&lt;!-- /wp:heading --&gt;</text:p>
      <text:p text:style-name="Standard"/>
      <text:p text:style-name="Standard">&lt;!-- wp:paragraph --&gt;</text:p>
      <text:p text:style-name="Standard">&lt;p&gt;&lt;a href="#"&gt;AIX-EN-PROVENCE&lt;/a&gt;&lt;/p&gt;</text:p>
      <text:p text:style-name="Standard">&lt;!-- /wp:paragraph --&gt;</text:p>
      <text:p text:style-name="Standard"/>
      <text:p text:style-name="Standard">&lt;!-- wp:paragraph --&gt;</text:p>
      <text:p text:style-name="Standard">&lt;p&gt;Entre Saint-Donat et les Pinchinats, La Réserve offre une situation géographique privilégiée ; un espace de respiration calme et préservé, à seulement 5 minutes du centre historique d’Aix-en-Provence, également accessible à pied. Les appartements aux volumes généreux, du studio au 5 pièces, sont pensés pour offrir une large ouverture sur la nature environnante afin de profiter pleinement des espaces de quiétude dans cet authentique cocon de verdure. L’environnement proche propose un accès facilité à différentes écoles ainsi qu’aux transports en commun, optimisant ainsi votre mobilité.&lt;/p&gt;</text:p>
      <text:p text:style-name="Standard">&lt;!-- /wp:paragraph --&gt;</text:p>
      <text:p text:style-name="Standard"/>
      <text:p text:style-name="Standard">&lt;!-- wp:paragraph {"extUtilities":[]} --&gt;</text:p>
      <text:p text:style-name="Standard">&lt;p&gt;En savoir plus &lt;i class="fa fa-long-arrow-right" aria-hidden="true"&gt;&lt;/i&gt;&lt;/p&gt;</text:p>
      <text:p text:style-name="Standard">&lt;!-- /wp:paragraph --&gt;&lt;/div&gt;</text:p>
      <text:p text:style-name="Standard">&lt;!-- /wp:column --&gt;</text:p>
      <text:p text:style-name="Standard"/>
      <text:p text:style-name="Standard">&lt;!-- wp:column --&gt;</text:p>
      <text:p text:style-name="Standard">&lt;div class="wp-block-column"&gt;&lt;!-- wp:image {"id":86,"sizeSlug":"full","linkDestination":"none"} --&gt;</text:p>
      <text:p text:style-name="Standard"><text:soft-page-break/>&lt;figure class="wp-block-image size-full"&gt;&lt;img class="wp-image-86" src="http://wordpress.localhost/wp-content/uploads/2022/05/scene-victoire.png" alt="" /&gt;&lt;/figure&gt;</text:p>
      <text:p text:style-name="Standard">&lt;!-- /wp:image --&gt;</text:p>
      <text:p text:style-name="Standard"/>
      <text:p text:style-name="Standard">&lt;!-- wp:heading --&gt;</text:p>
      <text:p text:style-name="Standard">&lt;h2&gt;Scène Victoire&lt;/h2&gt;</text:p>
      <text:p text:style-name="Standard">&lt;!-- /wp:heading --&gt;</text:p>
      <text:p text:style-name="Standard"/>
      <text:p text:style-name="Standard">&lt;!-- wp:paragraph --&gt;</text:p>
      <text:p text:style-name="Standard">&lt;p&gt;&lt;a href="http://www.scenevictoire.fr/"&gt;AIX-EN-PROVENCE LA DURANNE&lt;/a&gt;&lt;/p&gt;</text:p>
      <text:p text:style-name="Standard">&lt;!-- /wp:paragraph --&gt;</text:p>
      <text:p text:style-name="Standard"/>
      <text:p text:style-name="Standard">&lt;!-- wp:paragraph --&gt;</text:p>
      <text:p text:style-name="Standard">&lt;p&gt;Lever de rideau sur Scène Victoire, située au cœur du futur écoquartier de La Duranne où règneront animation, art de vivre et bien-être.&lt;/p&gt;</text:p>
      <text:p text:style-name="Standard">&lt;!-- /wp:paragraph --&gt;</text:p>
      <text:p text:style-name="Standard"/>
      <text:p text:style-name="Standard">&lt;!-- wp:paragraph --&gt;</text:p>
      <text:p text:style-name="Standard">&lt;p&gt;Art Promotion et Praxis s’associent et vous présentent leur nouvelle pièce, Scène Victoire, située sur une place animée, inspirée de la très belle Place des Cardeurs, au coeur de la ville.&lt;/p&gt;</text:p>
      <text:p text:style-name="Standard">&lt;!-- /wp:paragraph --&gt;</text:p>
      <text:p text:style-name="Standard"/>
      <text:p text:style-name="Standard">&lt;!-- wp:paragraph --&gt;</text:p>
      <text:p text:style-name="Standard">&lt;p&gt;&lt;br /&gt;Vous profiterez ainsi des commerces, restaurants, écoles, pôles médicaux dans une ambiance de village, tout en jouissant d’une vue exceptionnelle sur la magnifique Sainte-Victoire.Une garantie de qualité de vie et d’investissement pérenne.&lt;/p&gt;</text:p>
      <text:p text:style-name="Standard">&lt;!-- /wp:paragraph --&gt;&lt;/div&gt;</text:p>
      <text:p text:style-name="Standard">&lt;!-- /wp:column --&gt;</text:p>
      <text:p text:style-name="Standard"/>
      <text:p text:style-name="Standard">&lt;!-- wp:column --&gt;</text:p>
      <text:p text:style-name="Standard">&lt;div class="wp-block-column"&gt;&lt;!-- wp:image {"id":253,"sizeSlug":"large","linkDestination":"custom"} --&gt;</text:p>
      <text:p text:style-name="Standard">&lt;figure class="wp-block-image size-large"&gt;&lt;a href="#"&gt;&lt;img class="wp-image-253" src="http://wordpress.localhost/wp-content/uploads/2022/05/AcanaPraxis-GEN-v6-1024x576.jpg" alt="" /&gt;&lt;/a&gt;&lt;/figure&gt;</text:p>
      <text:p text:style-name="Standard">&lt;!-- /wp:image --&gt;</text:p>
      <text:p text:style-name="Standard"/>
      <text:p text:style-name="Standard">&lt;!-- wp:heading --&gt;</text:p>
      <text:p text:style-name="Standard">&lt;h2&gt;LE GARDENIA&lt;/h2&gt;</text:p>
      <text:p text:style-name="Standard">&lt;!-- /wp:heading --&gt;</text:p>
      <text:p text:style-name="Standard"/>
      <text:p text:style-name="Standard">&lt;!-- wp:paragraph --&gt;</text:p>
      <text:p text:style-name="Standard">&lt;p&gt;&lt;a href="https://www.legardenia.fr/"&gt; VENTABREN Ecoquartier de l’Héritière&lt;/a&gt;&lt;/p&gt;</text:p>
      <text:p text:style-name="Standard">&lt;!-- /wp:paragraph --&gt;</text:p>
      <text:p text:style-name="Standard"/>
      <text:p text:style-name="Standard">&lt;!-- wp:paragraph --&gt;</text:p>
      <text:p text:style-name="Standard">&lt;p&gt;Au cœur du nouvel écoquartier de Ventabren, nous créons pour vous une résidence résolument respectueuse de l’environnement.&lt;/p&gt;</text:p>
      <text:p text:style-name="Standard">&lt;!-- /wp:paragraph --&gt;</text:p>
      <text:p text:style-name="Standard"/>
      <text:p text:style-name="Standard">&lt;!-- wp:paragraph --&gt;</text:p>
      <text:p text:style-name="Standard"><text:soft-page-break/>&lt;p&gt;&lt;br /&gt;Des appartements lumineux et spacieux du 2 au 5 pièces tous dotés de vastes extérieurs (larges terrasses de plain-pied avec l’appartement et jardins privatifs jusqu’à 200m²) au sein d’une résidence où se conjuguent confort de vie et écologie. Des équipements modernes tels que WC suspendus, brise-soleil électriques à lames orientables , logement connecté mais aussi la possibilité de se détendre en cultivant son potager.&lt;/p&gt;</text:p>
      <text:p text:style-name="Standard">&lt;!-- /wp:paragraph --&gt;&lt;/div&gt;</text:p>
      <text:p text:style-name="Standard">&lt;!-- /wp:column --&gt;&lt;/div&gt;</text:p>
      <text:p text:style-name="Standard">&lt;!-- /wp:columns --&gt;&lt;/div&gt;</text:p>
      <text:p text:style-name="Standard">&lt;!-- /wp:group --&gt;</text:p>
      <text:p text:style-name="Standard"/>
      <text:p text:style-name="Standard">&lt;!-- wp:spacer {"height":"60px"} --&gt;</text:p>
      <text:p text:style-name="Standard">&lt;div class="wp-block-spacer" style="height: 60px;" aria-hidden="true"&gt; &lt;/div&gt;</text:p>
      <text:p text:style-name="Standard">&lt;!-- /wp:spacer --&gt;</text:p>
      <text:p text:style-name="Standard"/>
      <text:p text:style-name="Standard">&lt;!-- wp:group --&gt;</text:p>
      <text:p text:style-name="Standard">&lt;div class="wp-block-group"&gt;&lt;!-- wp:media-text {"mediaId":73,"mediaLink":"http://wordpress.localhost/actualites/20130531_161057/","mediaType":"image"} --&gt;</text:p>
      <text:p text:style-name="Standard">&lt;div class="wp-block-media-text alignwide is-stacked-on-mobile"&gt;</text:p>
      <text:p text:style-name="Standard">&lt;figure class="wp-block-media-text__media"&gt;&lt;img class="wp-image-73 size-full" src="http://wordpress.localhost/wp-content/uploads/2022/05/20130531_161057-1024x576.jpg" alt="" /&gt;&lt;/figure&gt;</text:p>
      <text:p text:style-name="Standard">&lt;div class="wp-block-media-text__content"&gt;&lt;!-- wp:paragraph {"placeholder":"Contenu…","fontSize":"large"} --&gt;</text:p>
      <text:p text:style-name="Standard">&lt;p class="has-large-font-size"&gt;D’AIX EN PROVENCE A PARIS&lt;/p&gt;</text:p>
      <text:p text:style-name="Standard">&lt;!-- /wp:paragraph --&gt;</text:p>
      <text:p text:style-name="Standard"/>
      <text:p text:style-name="Standard">&lt;!-- wp:paragraph --&gt;</text:p>
      <text:p text:style-name="Standard">&lt;p&gt;Praxis accompagne vos projets immobiliers depuis plus de 3O ans&lt;/p&gt;</text:p>
      <text:p text:style-name="Standard">&lt;!-- /wp:paragraph --&gt;</text:p>
      <text:p text:style-name="Standard"/>
      <text:p text:style-name="Standard">&lt;!-- wp:paragraph --&gt;</text:p>
      <text:p text:style-name="Standard">&lt;p&gt;+&lt;/p&gt;</text:p>
      <text:p text:style-name="Standard">&lt;!-- /wp:paragraph --&gt;&lt;/div&gt;</text:p>
      <text:p text:style-name="Standard">&lt;/div&gt;</text:p>
      <text:p text:style-name="Standard">&lt;!-- /wp:media-text --&gt;&lt;/div&gt;</text:p>
      <text:p text:style-name="Standard">&lt;!-- /wp:group --&gt;</text:p>
      <text:p text:style-name="Standard"/>
      <text:p text:style-name="Standard">&lt;!-- wp:spacer {"height":"60px"} --&gt;</text:p>
      <text:p text:style-name="Standard">&lt;div class="wp-block-spacer" style="height: 60px;" aria-hidden="true"&gt; &lt;/div&gt;</text:p>
      <text:p text:style-name="Standard">&lt;!-- /wp:spacer --&gt;</text:p>
      <text:p text:style-name="Standard"/>
      <text:p text:style-name="Standard">&lt;!-- wp:heading {"textAlign":"center"} --&gt;</text:p>
      <text:p text:style-name="Standard">&lt;h2 class="has-text-align-center"&gt;NOS RÉFÉRENCES&lt;/h2&gt;</text:p>
      <text:p text:style-name="Standard">&lt;!-- /wp:heading --&gt;</text:p>
      <text:p text:style-name="Standard"/>
      <text:p text:style-name="Standard">&lt;!-- wp:spacer {"height":"30px"} --&gt;</text:p>
      <text:p text:style-name="Standard">&lt;div class="wp-block-spacer" style="height: 30px;" aria-hidden="true"&gt; &lt;/div&gt;</text:p>
      <text:p text:style-name="Standard">&lt;!-- /wp:spacer --&gt;</text:p>
      <text:p text:style-name="Standard"/>
      <text:p text:style-name="Standard">&lt;!-- wp:group --&gt;</text:p>
      <text:p text:style-name="Standard">&lt;div class="wp-block-group"&gt;&lt;!-- wp:columns --&gt;</text:p>
      <text:p text:style-name="Standard"><text:soft-page-break/>&lt;div class="wp-block-columns"&gt;&lt;!-- wp:column --&gt;</text:p>
      <text:p text:style-name="Standard">&lt;div class="wp-block-column"&gt;&lt;!-- wp:image {"id":76,"width":259,"height":161,"sizeSlug":"large","linkDestination":"none"} --&gt;</text:p>
      <text:p text:style-name="Standard">&lt;figure class="wp-block-image size-large is-resized"&gt;&lt;img class="wp-image-76" src="http://wordpress.localhost/wp-content/uploads/2022/05/chevert-1024x640.jpg" alt="" width="259" height="161" /&gt;&lt;/figure&gt;</text:p>
      <text:p text:style-name="Standard">&lt;!-- /wp:image --&gt;&lt;/div&gt;</text:p>
      <text:p text:style-name="Standard">&lt;!-- /wp:column --&gt;</text:p>
      <text:p text:style-name="Standard"/>
      <text:p text:style-name="Standard">&lt;!-- wp:column --&gt;</text:p>
      <text:p text:style-name="Standard">&lt;div class="wp-block-column"&gt;&lt;!-- wp:image {"id":79,"sizeSlug":"large","linkDestination":"none"} --&gt;</text:p>
      <text:p text:style-name="Standard">&lt;figure class="wp-block-image size-large"&gt;&lt;img class="wp-image-79" src="http://wordpress.localhost/wp-content/uploads/2022/05/gbateliere-1024x683.jpg" alt="" /&gt;&lt;/figure&gt;</text:p>
      <text:p text:style-name="Standard">&lt;!-- /wp:image --&gt;&lt;/div&gt;</text:p>
      <text:p text:style-name="Standard">&lt;!-- /wp:column --&gt;</text:p>
      <text:p text:style-name="Standard"/>
      <text:p text:style-name="Standard">&lt;!-- wp:column --&gt;</text:p>
      <text:p text:style-name="Standard">&lt;div class="wp-block-column"&gt;&lt;!-- wp:image {"id":87,"sizeSlug":"large","linkDestination":"none"} --&gt;</text:p>
      <text:p text:style-name="Standard">&lt;figure class="wp-block-image size-large"&gt;&lt;img class="wp-image-87" src="http://wordpress.localhost/wp-content/uploads/2022/05/THANN-1024x683.jpg" alt="" /&gt;&lt;/figure&gt;</text:p>
      <text:p text:style-name="Standard">&lt;!-- /wp:image --&gt;&lt;/div&gt;</text:p>
      <text:p text:style-name="Standard">&lt;!-- /wp:column --&gt;&lt;/div&gt;</text:p>
      <text:p text:style-name="Standard">&lt;!-- /wp:columns --&gt;&lt;/div&gt;</text:p>
      <text:p text:style-name="Standard">&lt;!-- /wp:group --&gt;</text:p>
      <text:p text:style-name="Standard"/>
      <text:p text:style-name="Standard">&lt;!-- wp:columns --&gt;</text:p>
      <text:p text:style-name="Standard">&lt;div class="wp-block-columns"&gt;&lt;!-- wp:column --&gt;</text:p>
      <text:p text:style-name="Standard">&lt;div class="wp-block-column"&gt;&lt;!-- wp:image {"id":75,"sizeSlug":"large","linkDestination":"none"} --&gt;</text:p>
      <text:p text:style-name="Standard">&lt;figure class="wp-block-image size-large"&gt;&lt;img class="wp-image-75" src="http://wordpress.localhost/wp-content/uploads/2022/05/aboukir-1024x682.jpg" alt="" /&gt;&lt;/figure&gt;</text:p>
      <text:p text:style-name="Standard">&lt;!-- /wp:image --&gt;&lt;/div&gt;</text:p>
      <text:p text:style-name="Standard">&lt;!-- /wp:column --&gt;</text:p>
      <text:p text:style-name="Standard"/>
      <text:p text:style-name="Standard">&lt;!-- wp:column --&gt;</text:p>
      <text:p text:style-name="Standard">&lt;div class="wp-block-column"&gt;&lt;!-- wp:image {"id":80,"sizeSlug":"large","linkDestination":"none"} --&gt;</text:p>
      <text:p text:style-name="Standard">&lt;figure class="wp-block-image size-large"&gt;&lt;img class="wp-image-80" src="http://wordpress.localhost/wp-content/uploads/2022/05/IMAGE3-1024x683.jpg" alt="" /&gt;&lt;/figure&gt;</text:p>
      <text:p text:style-name="Standard">&lt;!-- /wp:image --&gt;&lt;/div&gt;</text:p>
      <text:p text:style-name="Standard">&lt;!-- /wp:column --&gt;</text:p>
      <text:p text:style-name="Standard"/>
      <text:p text:style-name="Standard">&lt;!-- wp:column --&gt;</text:p>
      <text:p text:style-name="Standard">&lt;div class="wp-block-column"&gt;&lt;!-- wp:image {"id":78,"sizeSlug":"large","linkDestination":"none"} --&gt;</text:p>
      <text:p text:style-name="Standard"><text:soft-page-break/>&lt;figure class="wp-block-image size-large"&gt;&lt;img class="wp-image-78" src="http://wordpress.localhost/wp-content/uploads/2022/05/europe-1024x683.jpg" alt="" /&gt;&lt;/figure&gt;</text:p>
      <text:p text:style-name="Standard">&lt;!-- /wp:image --&gt;&lt;/div&gt;</text:p>
      <text:p text:style-name="Standard">&lt;!-- /wp:column --&gt;&lt;/div&gt;</text:p>
      <text:p text:style-name="Standard">&lt;!-- /wp:columns --&gt;</text:p>
      <text:p text:style-name="Standard"/>
      <text:p text:style-name="Standard">&lt;!-- wp:columns --&gt;</text:p>
      <text:p text:style-name="Standard">&lt;div class="wp-block-columns"&gt;&lt;!-- wp:column --&gt;</text:p>
      <text:p text:style-name="Standard">&lt;div class="wp-block-column"&gt;&lt;!-- wp:image {"id":81,"sizeSlug":"large","linkDestination":"none"} --&gt;</text:p>
      <text:p text:style-name="Standard">&lt;figure class="wp-block-image size-large"&gt;&lt;img class="wp-image-81" src="http://wordpress.localhost/wp-content/uploads/2022/05/LaCitta-Gen1-MASTER-bonne-def-1024x579.jpg" alt="" /&gt;&lt;/figure&gt;</text:p>
      <text:p text:style-name="Standard">&lt;!-- /wp:image --&gt;&lt;/div&gt;</text:p>
      <text:p text:style-name="Standard">&lt;!-- /wp:column --&gt;</text:p>
      <text:p text:style-name="Standard"/>
      <text:p text:style-name="Standard">&lt;!-- wp:column --&gt;</text:p>
      <text:p text:style-name="Standard">&lt;div class="wp-block-column"&gt;&lt;!-- wp:image {"id":77,"sizeSlug":"large","linkDestination":"none"} --&gt;</text:p>
      <text:p text:style-name="Standard">&lt;figure class="wp-block-image size-large"&gt;&lt;img class="wp-image-77" src="http://wordpress.localhost/wp-content/uploads/2022/05/crete-22-1024x572.jpg" alt="" /&gt;&lt;/figure&gt;</text:p>
      <text:p text:style-name="Standard">&lt;!-- /wp:image --&gt;&lt;/div&gt;</text:p>
      <text:p text:style-name="Standard">&lt;!-- /wp:column --&gt;</text:p>
      <text:p text:style-name="Standard"/>
      <text:p text:style-name="Standard">&lt;!-- wp:column --&gt;</text:p>
      <text:p text:style-name="Standard">&lt;div class="wp-block-column"&gt;&lt;!-- wp:image {"id":108,"sizeSlug":"large","linkDestination":"none"} --&gt;</text:p>
      <text:p text:style-name="Standard">&lt;figure class="wp-block-image size-large"&gt;&lt;img class="wp-image-108" src="http://wordpress.localhost/wp-content/uploads/slider2/cita-1024x688.jpeg" alt="" /&gt;&lt;/figure&gt;</text:p>
      <text:p text:style-name="Standard">&lt;!-- /wp:image --&gt;&lt;/div&gt;</text:p>
      <text:p text:style-name="Standard">&lt;!-- /wp:column --&gt;&lt;/div&gt;</text:p>
      <text:p text:style-name="Standard">&lt;!-- /wp:columns --&gt;</text:p>
      <text:p text:style-name="Standard"/>
      <text:p text:style-name="Standard">&lt;!-- wp:spacer {"height":"30px"} --&gt;</text:p>
      <text:p text:style-name="Standard">&lt;div class="wp-block-spacer" style="height: 30px;" aria-hidden="true"&gt; &lt;/div&gt;</text:p>
      <text:p text:style-name="Standard">&lt;!-- /wp:spacer --&gt;</text:p>
      <text:p text:style-name="Standard"/>
      <text:p text:style-name="Standard">&lt;!-- wp:group --&gt;</text:p>
      <text:p text:style-name="Standard">&lt;div class="wp-block-group"&gt;&lt;!-- wp:heading {"textAlign":"center","level":4} --&gt;</text:p>
      <text:p text:style-name="Standard">&lt;h4 class="has-text-align-center"&gt;PLUS DE RÉFÉRENCES&lt;/h4&gt;</text:p>
      <text:p text:style-name="Standard">&lt;!-- /wp:heading --&gt;&lt;/div&gt;</text:p>
      <text:p text:style-name="Standard">&lt;!-- /wp:group --&gt;</text:p>
      <text:p text:style-name="Standard"/>
      <text:p text:style-name="Standard">&lt;!-- wp:spacer {"height":"30px"} --&gt;</text:p>
      <text:p text:style-name="Standard">&lt;div class="wp-block-spacer" style="height: 30px;" aria-hidden="true"&gt; &lt;/div&gt;</text:p>
      <text:p text:style-name="Standard">&lt;!-- /wp:spacer --&gt;</text:p>
      <text:p text:style-name="Standard"/>
      <text:p text:style-name="Standard">&lt;!-- wp:media-text {"mediaId":74,"mediaLink":"http://wordpress.localhost/actualites/41a2763/","mediaType":"image"} --&gt;</text:p>
      <text:p text:style-name="Standard"><text:soft-page-break/>&lt;div class="wp-block-media-text alignwide is-stacked-on-mobile"&gt;</text:p>
      <text:p text:style-name="Standard">&lt;figure class="wp-block-media-text__media"&gt;&lt;img class="wp-image-74 size-full" src="http://wordpress.localhost/wp-content/uploads/2022/05/41A2763-1024x683.jpg" alt="" /&gt;&lt;/figure&gt;</text:p>
      <text:p text:style-name="Standard">&lt;div class="wp-block-media-text__content"&gt;&lt;!-- wp:heading --&gt;</text:p>
      <text:p text:style-name="Standard">&lt;h2&gt;UNE EQUIPE À VOS COTES&lt;/h2&gt;</text:p>
      <text:p text:style-name="Standard">&lt;!-- /wp:heading --&gt;</text:p>
      <text:p text:style-name="Standard"/>
      <text:p text:style-name="Standard">&lt;!-- wp:paragraph --&gt;</text:p>
      <text:p text:style-name="Standard">&lt;p&gt;Depuis plus de trente ans, PRAXIS Immobilier réalise à Aix-en-Provence, Marseille, et Paris intra-muros, des programmes immobiliers de grande qualité. Son haut niveau d’exigence et son efficacité discrète comblent les attentes d’une clientèle devenue fidèle.&lt;br /&gt;L’équipe de PRAXIS Immobilier a su tisser des relations de confiance “gagnant-gagnant” avec ses partenaires : investisseurs, professionnels du bâtiment et pouvoirs publics. Elle conçoit de nouveaux lieux d’habitation, des commerces, des résidences hôtelières, des espaces de bureaux avec une parfaite connaissance des besoins locaux, et un désir de valoriser le territoire urbain. Parce que son souci premier est de satisfaire au mieux le confort de vie de ceux qui lui ont fait confiance, PRAXIS Immobilier choisit toujours des emplacements remarquables.&lt;/p&gt;</text:p>
      <text:p text:style-name="Standard">&lt;!-- /wp:paragraph --&gt;</text:p>
      <text:p text:style-name="Standard"/>
      <text:p text:style-name="Standard">&lt;!-- wp:paragraph --&gt;</text:p>
      <text:p text:style-name="Standard">&lt;p&gt;&lt;em&gt;Notre souci premier est de satisfaire au mieux le confort de vie de ceux qui nous font confiance et de maintenir avec eux une relation personnelle et durable.&lt;/em&gt;&lt;br /&gt;&lt;em&gt;S.Dubrou&lt;/em&gt;&lt;/p&gt;</text:p>
      <text:p text:style-name="Standard">&lt;!-- /wp:paragraph --&gt;</text:p>
      <text:p text:style-name="Standard"/>
      <text:p text:style-name="Standard">&lt;!-- wp:paragraph --&gt;</text:p>
      <text:p text:style-name="Standard">&lt;p&gt;+&lt;/p&gt;</text:p>
      <text:p text:style-name="Standard">&lt;!-- /wp:paragraph --&gt;&lt;/div&gt;</text:p>
      <text:p text:style-name="Standard">&lt;/div&gt;</text:p>
      <text:p text:style-name="Standard">&lt;!-- /wp:media-text --&gt;</text:p>
      <text:p text:style-name="Standard"/>
      <text:p text:style-name="Standard">&lt;!-- wp:media-text {"mediaPosition":"right","mediaId":84,"mediaLink":"http://wordpress.localhost/actualites/lareserve-terrassenuit-master-1/","mediaType":"image"} --&gt;</text:p>
      <text:p text:style-name="Standard">&lt;div class="wp-block-media-text alignwide has-media-on-the-right is-stacked-on-mobile"&gt;</text:p>
      <text:p text:style-name="Standard">&lt;figure class="wp-block-media-text__media"&gt;&lt;img class="wp-image-84 size-full" src="http://wordpress.localhost/wp-content/uploads/2022/05/LaReserve-TerrasseNuit-MASTER-1-1024x576.jpg" alt="" /&gt;&lt;/figure&gt;</text:p>
      <text:p text:style-name="Standard">&lt;div class="wp-block-media-text__content"&gt;&lt;!-- wp:heading --&gt;</text:p>
      <text:p text:style-name="Standard">&lt;h2&gt;NOS PLUS&lt;/h2&gt;</text:p>
      <text:p text:style-name="Standard">&lt;!-- /wp:heading --&gt;</text:p>
      <text:p text:style-name="Standard"/>
      <text:p text:style-name="Standard">&lt;!-- wp:columns --&gt;</text:p>
      <text:p text:style-name="Standard">&lt;div class="wp-block-columns"&gt;&lt;!-- wp:column --&gt;</text:p>
      <text:p text:style-name="Standard">&lt;div class="wp-block-column"&gt;&lt;!-- wp:heading {"level":3} --&gt;</text:p>
      <text:p text:style-name="Standard">&lt;h3&gt;ANCIENNETÉ&lt;/h3&gt;</text:p>
      <text:p text:style-name="Standard">&lt;!-- /wp:heading --&gt;</text:p>
      <text:p text:style-name="Standard"/>
      <text:p text:style-name="Standard">&lt;!-- wp:paragraph --&gt;</text:p>
      <text:p text:style-name="Standard">&lt;p&gt;Présents depuis plus de 30 ans à Aix-en-Provence Marseille et Paris Et avec plus de … projets à notre actif, Praxis est aujourd’hui un acteur incontournable dans les programmes immobiliers.&lt;/p&gt;</text:p>
      <text:p text:style-name="Standard"><text:soft-page-break/>&lt;!-- /wp:paragraph --&gt;&lt;/div&gt;</text:p>
      <text:p text:style-name="Standard">&lt;!-- /wp:column --&gt;</text:p>
      <text:p text:style-name="Standard"/>
      <text:p text:style-name="Standard">&lt;!-- wp:column --&gt;</text:p>
      <text:p text:style-name="Standard">&lt;div class="wp-block-column"&gt;&lt;!-- wp:heading {"level":3} --&gt;</text:p>
      <text:p text:style-name="Standard">&lt;h3&gt;PROXIMITÉ&lt;/h3&gt;</text:p>
      <text:p text:style-name="Standard">&lt;!-- /wp:heading --&gt;</text:p>
      <text:p text:style-name="Standard"/>
      <text:p text:style-name="Standard">&lt;!-- wp:paragraph --&gt;</text:p>
      <text:p text:style-name="Standard">&lt;p&gt;Une équipe de 8 personnes vous suit, vous accompagne qui nous permet de travailler en souplesse et d’être à l’entière écoute de nos clients. Notre principal interlocuteur unique qui vous accompagne du début à la fin du projet Vous êtes sûr des options de personnalisation pousser grâce à une équipe aguerri ou rien n’est jamais laissé au hasard. Nous sommes ce que l’on pourrait appeler des jusqu’au boutiste !&lt;/p&gt;</text:p>
      <text:p text:style-name="Standard">&lt;!-- /wp:paragraph --&gt;&lt;/div&gt;</text:p>
      <text:p text:style-name="Standard">&lt;!-- /wp:column --&gt;&lt;/div&gt;</text:p>
      <text:p text:style-name="Standard">&lt;!-- /wp:columns --&gt;</text:p>
      <text:p text:style-name="Standard"/>
      <text:p text:style-name="Standard">&lt;!-- wp:columns --&gt;</text:p>
      <text:p text:style-name="Standard">&lt;div class="wp-block-columns"&gt;&lt;!-- wp:column --&gt;</text:p>
      <text:p text:style-name="Standard">&lt;div class="wp-block-column"&gt;&lt;!-- wp:heading {"level":3} --&gt;</text:p>
      <text:p text:style-name="Standard">&lt;h3&gt;QUALITÉ DE VIE&lt;/h3&gt;</text:p>
      <text:p text:style-name="Standard">&lt;!-- /wp:heading --&gt;</text:p>
      <text:p text:style-name="Standard"/>
      <text:p text:style-name="Standard">&lt;!-- wp:paragraph --&gt;</text:p>
      <text:p text:style-name="Standard">&lt;p&gt;Chaque logement est pensé comme si nous allions y vivre nous-mêmes Le choix des matériaux, la décoration… Nous sommes en permanence à la recherche des matériaux qui permettront de vous proposer des espaces originaux et atypique Notre accompagnement et nos conseils vous permettront de vous projeter dans votre futur lieu de vie Mais encore mieux de faire en sorte que votre projet de vie au travers de cette acquisition soit un véritable écrin de bien-être.&lt;/p&gt;</text:p>
      <text:p text:style-name="Standard">&lt;!-- /wp:paragraph --&gt;&lt;/div&gt;</text:p>
      <text:p text:style-name="Standard">&lt;!-- /wp:column --&gt;</text:p>
      <text:p text:style-name="Standard"/>
      <text:p text:style-name="Standard">&lt;!-- wp:column --&gt;</text:p>
      <text:p text:style-name="Standard">&lt;div class="wp-block-column"&gt;&lt;!-- wp:heading {"level":3} --&gt;</text:p>
      <text:p text:style-name="Standard">&lt;h3&gt;ENVIRONNEMENT&lt;/h3&gt;</text:p>
      <text:p text:style-name="Standard">&lt;!-- /wp:heading --&gt;</text:p>
      <text:p text:style-name="Standard"/>
      <text:p text:style-name="Standard">&lt;!-- wp:paragraph --&gt;</text:p>
      <text:p text:style-name="Standard">&lt;p&gt;L’écologie et l’environnement sont au cœur de chacun de nos projets Nous pensons chaque réalisation de nos habitat à énergies positives sur les principes de la maison passive. Nous prenons ses objectifs particulièrement à cœur afin de proposer des constructions dans le respect total de l’environnement La ventilation avec la récupération de la chaleur sur l’air vicié, l’isolation thermique renforcée, la captation efficace de l’énergie solaire de façon passive, les fenêtres de haute qualité d’isolation, La limitation des consommations énergétiques, la récupération des eaux pluviales… Sont autant de principes devenus incontournables dans notre mode de production.&lt;/p&gt;</text:p>
      <text:p text:style-name="Standard">&lt;!-- /wp:paragraph --&gt;&lt;/div&gt;</text:p>
      <text:p text:style-name="Standard">&lt;!-- /wp:column --&gt;&lt;/div&gt;</text:p>
      <text:p text:style-name="Standard">&lt;!-- /wp:columns --&gt;&lt;/div&gt;</text:p>
      <text:p text:style-name="Standard">&lt;/div&gt;</text:p>
      <text:p text:style-name="Standard">&lt;!-- /wp:media-text --&gt;</text:p>
      <text:p text:style-name="Standard"/>
      <text:p text:style-name="Standard"><text:soft-page-break/>&lt;!-- wp:spacer {"height":"51px"} --&gt;</text:p>
      <text:p text:style-name="Standard">&lt;div class="wp-block-spacer" style="height: 51px;" aria-hidden="true"&gt; &lt;/div&gt;</text:p>
      <text:p text:style-name="Standard">&lt;!-- /wp:spacer --&gt;</text:p>
      <text:p text:style-name="Standard"/>
      <text:p text:style-name="Standard">&lt;!-- wp:columns --&gt;</text:p>
      <text:p text:style-name="Standard">&lt;div class="wp-block-columns"&gt;&lt;!-- wp:column --&gt;</text:p>
      <text:p text:style-name="Standard">&lt;div class="wp-block-column"&gt;&lt;!-- wp:paragraph {"align":"center"} --&gt;</text:p>
      <text:p text:style-name="Standard">&lt;p class="has-text-align-center"&gt;&lt;strong&gt;30&lt;/strong&gt;&lt;/p&gt;</text:p>
      <text:p text:style-name="Standard">&lt;!-- /wp:paragraph --&gt;</text:p>
      <text:p text:style-name="Standard"/>
      <text:p text:style-name="Standard">&lt;!-- wp:paragraph {"align":"center"} --&gt;</text:p>
      <text:p text:style-name="Standard">&lt;p class="has-text-align-center"&gt;&lt;strong&gt;A&lt;/strong&gt;ns&lt;/p&gt;</text:p>
      <text:p text:style-name="Standard">&lt;!-- /wp:paragraph --&gt;&lt;/div&gt;</text:p>
      <text:p text:style-name="Standard">&lt;!-- /wp:column --&gt;</text:p>
      <text:p text:style-name="Standard"/>
      <text:p text:style-name="Standard">&lt;!-- wp:column --&gt;</text:p>
      <text:p text:style-name="Standard">&lt;div class="wp-block-column"&gt;&lt;!-- wp:paragraph {"align":"center"} --&gt;</text:p>
      <text:p text:style-name="Standard">&lt;p class="has-text-align-center"&gt;70&lt;/p&gt;</text:p>
      <text:p text:style-name="Standard">&lt;!-- /wp:paragraph --&gt;</text:p>
      <text:p text:style-name="Standard"/>
      <text:p text:style-name="Standard">&lt;!-- wp:paragraph {"align":"center"} --&gt;</text:p>
      <text:p text:style-name="Standard">&lt;p class="has-text-align-center"&gt;Opérations&lt;/p&gt;</text:p>
      <text:p text:style-name="Standard">&lt;!-- /wp:paragraph --&gt;&lt;/div&gt;</text:p>
      <text:p text:style-name="Standard">&lt;!-- /wp:column --&gt;</text:p>
      <text:p text:style-name="Standard"/>
      <text:p text:style-name="Standard">&lt;!-- wp:column --&gt;</text:p>
      <text:p text:style-name="Standard">&lt;div class="wp-block-column"&gt;&lt;!-- wp:paragraph {"align":"center"} --&gt;</text:p>
      <text:p text:style-name="Standard">&lt;p class="has-text-align-center"&gt;947&lt;/p&gt;</text:p>
      <text:p text:style-name="Standard">&lt;!-- /wp:paragraph --&gt;</text:p>
      <text:p text:style-name="Standard"/>
      <text:p text:style-name="Standard">&lt;!-- wp:paragraph {"align":"center"} --&gt;</text:p>
      <text:p text:style-name="Standard">&lt;p class="has-text-align-center"&gt;Logements&lt;/p&gt;</text:p>
      <text:p text:style-name="Standard">&lt;!-- /wp:paragraph --&gt;&lt;/div&gt;</text:p>
      <text:p text:style-name="Standard">&lt;!-- /wp:column --&gt;</text:p>
      <text:p text:style-name="Standard"/>
      <text:p text:style-name="Standard">&lt;!-- wp:column --&gt;</text:p>
      <text:p text:style-name="Standard">&lt;div class="wp-block-column"&gt;&lt;!-- wp:paragraph {"align":"center"} --&gt;</text:p>
      <text:p text:style-name="Standard">&lt;p class="has-text-align-center"&gt;4&lt;/p&gt;</text:p>
      <text:p text:style-name="Standard">&lt;!-- /wp:paragraph --&gt;</text:p>
      <text:p text:style-name="Standard"/>
      <text:p text:style-name="Standard">&lt;!-- wp:paragraph {"align":"center"} --&gt;</text:p>
      <text:p text:style-name="Standard">&lt;p class="has-text-align-center"&gt;Engagements&lt;/p&gt;</text:p>
      <text:p text:style-name="Standard">&lt;!-- /wp:paragraph --&gt;&lt;/div&gt;</text:p>
      <text:p text:style-name="Standard">&lt;!-- /wp:column --&gt;</text:p>
      <text:p text:style-name="Standard"/>
      <text:p text:style-name="Standard">&lt;!-- wp:column --&gt;</text:p>
      <text:p text:style-name="Standard">&lt;div class="wp-block-column"&gt;&lt;!-- wp:paragraph {"align":"center"} --&gt;</text:p>
      <text:p text:style-name="Standard">&lt;p class="has-text-align-center"&gt;1&lt;/p&gt;</text:p>
      <text:p text:style-name="Standard">&lt;!-- /wp:paragraph --&gt;</text:p>
      <text:p text:style-name="Standard"/>
      <text:p text:style-name="Standard">&lt;!-- wp:paragraph {"align":"center"} --&gt;</text:p>
      <text:p text:style-name="Standard">&lt;p class="has-text-align-center"&gt;Projet&lt;/p&gt;</text:p>
      <text:p text:style-name="Standard"><text:soft-page-break/>&lt;!-- /wp:paragraph --&gt;&lt;/div&gt;</text:p>
      <text:p text:style-name="Standard">&lt;!-- /wp:column --&gt;&lt;/div&gt;</text:p>
      <text:p text:style-name="Standard">&lt;!-- /wp:columns --&gt;</text:p>
      <text:p text:style-name="Standard"/>
      <text:p text:style-name="Standard">&lt;!-- wp:spacer {"height":"50px"} --&gt;</text:p>
      <text:p text:style-name="Standard">&lt;div class="wp-block-spacer" style="height: 50px;" aria-hidden="true"&gt; &lt;/div&gt;</text:p>
      <text:p text:style-name="Standard">&lt;!-- /wp:spacer --&gt;</text:p>
      <text:p text:style-name="Standard"/>
      <text:p text:style-name="Standard">&lt;!-- wp:columns --&gt;</text:p>
      <text:p text:style-name="Standard">&lt;div class="wp-block-columns"&gt;&lt;!-- wp:column --&gt;</text:p>
      <text:p text:style-name="Standard">&lt;div class="wp-block-column"&gt;&lt;!-- wp:image {"id":263,"sizeSlug":"large","linkDestination":"none"} --&gt;</text:p>
      <text:p text:style-name="Standard">&lt;figure class="wp-block-image size-large"&gt;&lt;img class="wp-image-263" src="http://wordpress.localhost/wp-content/uploads/2022/05/jardinrotonde-slider-1024x683.jpg" alt="" /&gt;&lt;/figure&gt;</text:p>
      <text:p text:style-name="Standard">&lt;!-- /wp:image --&gt;</text:p>
      <text:p text:style-name="Standard"/>
      <text:p text:style-name="Standard">&lt;!-- wp:heading {"textAlign":"center","level":3} --&gt;</text:p>
      <text:p text:style-name="Standard">&lt;h3 class="has-text-align-center"&gt;RÉGLEMENTATION ENVIRONNEMENTALE RE2020&lt;/h3&gt;</text:p>
      <text:p text:style-name="Standard">&lt;!-- /wp:heading --&gt;</text:p>
      <text:p text:style-name="Standard"/>
      <text:p text:style-name="Standard">&lt;!-- wp:paragraph {"align":"center"} --&gt;</text:p>
      <text:p text:style-name="Standard">&lt;p class="has-text-align-center"&gt;En 2020 , la France a adopté une réglementation environnementale à la place celle thermique, la RE2020, plus ambitieuse et exigeante pour le secteur de la construction.&lt;/p&gt;</text:p>
      <text:p text:style-name="Standard">&lt;!-- /wp:paragraph --&gt;&lt;/div&gt;</text:p>
      <text:p text:style-name="Standard">&lt;!-- /wp:column --&gt;</text:p>
      <text:p text:style-name="Standard"/>
      <text:p text:style-name="Standard">&lt;!-- wp:column --&gt;</text:p>
      <text:p text:style-name="Standard">&lt;div class="wp-block-column"&gt;&lt;!-- wp:image {"id":264,"sizeSlug":"large","linkDestination":"none"} --&gt;</text:p>
      <text:p text:style-name="Standard">&lt;figure class="wp-block-image size-large"&gt;&lt;img class="wp-image-264" src="http://wordpress.localhost/wp-content/uploads/2022/05/pexels-photomix-company-101808-1024x682.jpg" alt="" /&gt;&lt;/figure&gt;</text:p>
      <text:p text:style-name="Standard">&lt;!-- /wp:image --&gt;</text:p>
      <text:p text:style-name="Standard"/>
      <text:p text:style-name="Standard">&lt;!-- wp:heading {"textAlign":"center","level":3} --&gt;</text:p>
      <text:p text:style-name="Standard">&lt;h3 class="has-text-align-center"&gt;CRÉDIT IMMOBILIER : CE QUI POURRAIT CHANGER&lt;/h3&gt;</text:p>
      <text:p text:style-name="Standard">&lt;!-- /wp:heading --&gt;</text:p>
      <text:p text:style-name="Standard"/>
      <text:p text:style-name="Standard">&lt;!-- wp:paragraph --&gt;</text:p>
      <text:p text:style-name="Standard">&lt;p&gt;Les Echos – Publié le 15/06/2021 – Par Anne-Sophie Vion&lt;/p&gt;</text:p>
      <text:p text:style-name="Standard">&lt;!-- /wp:paragraph --&gt;&lt;/div&gt;</text:p>
      <text:p text:style-name="Standard">&lt;!-- /wp:column --&gt;</text:p>
      <text:p text:style-name="Standard"/>
      <text:p text:style-name="Standard">&lt;!-- wp:column --&gt;</text:p>
      <text:p text:style-name="Standard">&lt;div class="wp-block-column"&gt;&lt;!-- wp:image {"id":265,"sizeSlug":"full","linkDestination":"none"} --&gt;</text:p>
      <text:p text:style-name="Standard">&lt;figure class="wp-block-image size-full"&gt;&lt;img class="wp-image-265" src="http://wordpress.localhost/wp-content/uploads/2022/05/pey.png" alt="" /&gt;&lt;/figure&gt;</text:p>
      <text:p text:style-name="Standard">&lt;!-- /wp:image --&gt;</text:p>
      <text:p text:style-name="Standard"><text:soft-page-break/></text:p>
      <text:p text:style-name="Standard">&lt;!-- wp:heading {"textAlign":"center","level":3} --&gt;</text:p>
      <text:p text:style-name="Standard">&lt;h3 class="has-text-align-center"&gt;IMMOBILIER : QUAND L'INVESTISSEMENT S'EMPARE DES ENJEUX ÉTHIQUES (ARTICLE)&lt;/h3&gt;</text:p>
      <text:p text:style-name="Standard">&lt;!-- /wp:heading --&gt;</text:p>
      <text:p text:style-name="Standard"/>
      <text:p text:style-name="Standard">&lt;!-- wp:paragraph --&gt;</text:p>
      <text:p text:style-name="Standard">&lt;p&gt;Les Echos – Publié le 28 juin 2021 – Par Camille Prigent&lt;/p&gt;</text:p>
      <text:p text:style-name="Standard">&lt;!-- /wp:paragraph --&gt;&lt;/div&gt;</text:p>
      <text:p text:style-name="Standard">&lt;!-- /wp:column --&gt;&lt;/div&gt;</text:p>
      <text:p text:style-name="Standard">&lt;!-- /wp:columns --&gt;</text:p>
      <text:p text:style-name="Standard"/>
      <text:p text:style-name="Standard">&lt;!-- wp:paragraph --&gt;</text:p>
      <text:p text:style-name="Standard">&lt;p&gt;&amp;nbsp;&lt;/p&gt;</text:p>
      <text:p text:style-name="Standard">&lt;!-- /wp:paragraph --&gt;</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5-07T08:21:16.914186338</meta:creation-date>
    <dc:date>2022-05-07T08:21:34.573990100</dc:date>
    <meta:editing-duration>PT18S</meta:editing-duration>
    <meta:editing-cycles>1</meta:editing-cycles>
    <meta:document-statistic meta:table-count="0" meta:image-count="0" meta:object-count="0" meta:page-count="10" meta:paragraph-count="309" meta:word-count="2028" meta:character-count="18336" meta:non-whitespace-character-count="16841"/>
    <meta:generator>LibreOffice/6.4.7.2$Linux_X86_64 LibreOffice_project/40$Build-2</meta:generator>
  </office:meta>
</office:document-meta>
</file>